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jout d'une options spécifique à un jeu </text:p>
      <text:p text:style-name="Standard"/>
      <text:p text:style-name="Standard">Dans /data/options_MON_JEU.xml, ajouter la donnée souhaités.</text:p>
      <text:p text:style-name="Standard">Dans /html/test-options-MON_JEU.html, ajouter le champs de saisie</text:p>
      <text:p text:style-name="Standard">Dans /langues/website.xml, ajouter la traduction de l'étiquette du champ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07:35:57</meta:creation-date>
    <meta:document-statistic meta:table-count="0" meta:image-count="0" meta:object-count="0" meta:page-count="1" meta:paragraph-count="4" meta:word-count="29" meta:character-count="238"/>
    <dc:date>2011-05-14T07:50:33</dc:date>
    <meta:editing-duration>PT14M38S</meta:editing-duration>
    <meta:editing-cycles>1</meta:editing-cycles>
    <meta:generator>LibreOffice/3.3$Linux LibreOffice_project/330m19$Build-202</meta:generator>
  </office:meta>
</office:document-meta>
</file>